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6befe" officeooo:paragraph-rsid="0016befe"/>
    </style:style>
    <style:style style:name="P2" style:family="paragraph" style:parent-style-name="Preformatted_20_Text">
      <style:text-properties officeooo:rsid="001a4005" officeooo:paragraph-rsid="001b62af"/>
    </style:style>
    <style:style style:name="P3" style:family="paragraph" style:parent-style-name="Preformatted_20_Text">
      <style:text-properties officeooo:rsid="001a4005" officeooo:paragraph-rsid="003f5ce8"/>
    </style:style>
    <style:style style:name="P4" style:family="paragraph" style:parent-style-name="Preformatted_20_Text">
      <style:text-properties officeooo:rsid="001fa38d" officeooo:paragraph-rsid="001fa38d"/>
    </style:style>
    <style:style style:name="P5" style:family="paragraph" style:parent-style-name="Preformatted_20_Text">
      <style:text-properties officeooo:rsid="00204bf7" officeooo:paragraph-rsid="00204bf7"/>
    </style:style>
    <style:style style:name="P6" style:family="paragraph" style:parent-style-name="Preformatted_20_Text">
      <style:text-properties officeooo:rsid="0025be2a" officeooo:paragraph-rsid="0025be2a"/>
    </style:style>
    <style:style style:name="P7" style:family="paragraph" style:parent-style-name="Preformatted_20_Text">
      <style:text-properties officeooo:rsid="0028be4c" officeooo:paragraph-rsid="0028be4c"/>
    </style:style>
    <style:style style:name="P8" style:family="paragraph" style:parent-style-name="Preformatted_20_Text">
      <style:text-properties officeooo:rsid="002972fe" officeooo:paragraph-rsid="002972fe"/>
    </style:style>
    <style:style style:name="P9" style:family="paragraph" style:parent-style-name="Preformatted_20_Text">
      <style:text-properties officeooo:rsid="002a252a" officeooo:paragraph-rsid="002a252a"/>
    </style:style>
    <style:style style:name="P10" style:family="paragraph" style:parent-style-name="Preformatted_20_Text">
      <style:text-properties officeooo:rsid="002a6e82" officeooo:paragraph-rsid="002a6e82"/>
    </style:style>
    <style:style style:name="P11" style:family="paragraph" style:parent-style-name="Preformatted_20_Text">
      <style:text-properties officeooo:rsid="002c4151" officeooo:paragraph-rsid="002c4151"/>
    </style:style>
    <style:style style:name="P12" style:family="paragraph" style:parent-style-name="Preformatted_20_Text">
      <style:text-properties officeooo:rsid="00331de6" officeooo:paragraph-rsid="00331de6"/>
    </style:style>
    <style:style style:name="P13" style:family="paragraph" style:parent-style-name="Preformatted_20_Text">
      <style:text-properties officeooo:rsid="003827bc" officeooo:paragraph-rsid="003827bc"/>
    </style:style>
    <style:style style:name="P14" style:family="paragraph" style:parent-style-name="Preformatted_20_Text">
      <style:text-properties officeooo:rsid="0043bdd1" officeooo:paragraph-rsid="0043bdd1"/>
    </style:style>
    <style:style style:name="P15" style:family="paragraph" style:parent-style-name="Preformatted_20_Text">
      <style:text-properties officeooo:rsid="004558ef" officeooo:paragraph-rsid="004558ef"/>
    </style:style>
    <style:style style:name="P16" style:family="paragraph" style:parent-style-name="Preformatted_20_Text">
      <style:text-properties officeooo:rsid="00464505" officeooo:paragraph-rsid="00464505"/>
    </style:style>
    <style:style style:name="P17" style:family="paragraph" style:parent-style-name="Preformatted_20_Text">
      <style:text-properties officeooo:rsid="00465d0f" officeooo:paragraph-rsid="00465d0f"/>
    </style:style>
    <style:style style:name="T1" style:family="text">
      <style:text-properties officeooo:rsid="001b62af"/>
    </style:style>
    <style:style style:name="T2" style:family="text">
      <style:text-properties officeooo:rsid="001de47b"/>
    </style:style>
    <style:style style:name="T3" style:family="text">
      <style:text-properties officeooo:rsid="00220b28"/>
    </style:style>
    <style:style style:name="T4" style:family="text">
      <style:text-properties officeooo:rsid="0023a1e1"/>
    </style:style>
    <style:style style:name="T5" style:family="text">
      <style:text-properties officeooo:rsid="0026dab5"/>
    </style:style>
    <style:style style:name="T6" style:family="text">
      <style:text-properties officeooo:rsid="002f98df"/>
    </style:style>
    <style:style style:name="T7" style:family="text">
      <style:text-properties officeooo:rsid="002fc3a2"/>
    </style:style>
    <style:style style:name="T8" style:family="text">
      <style:text-properties officeooo:rsid="00315416"/>
    </style:style>
    <style:style style:name="T9" style:family="text">
      <style:text-properties officeooo:rsid="00325601"/>
    </style:style>
    <style:style style:name="T10" style:family="text">
      <style:text-properties officeooo:rsid="003517bc"/>
    </style:style>
    <style:style style:name="T11" style:family="text">
      <style:text-properties officeooo:rsid="00356b57"/>
    </style:style>
    <style:style style:name="T12" style:family="text">
      <style:text-properties officeooo:rsid="00359872"/>
    </style:style>
    <style:style style:name="T13" style:family="text">
      <style:text-properties officeooo:rsid="003827bc"/>
    </style:style>
    <style:style style:name="T14" style:family="text">
      <style:text-properties officeooo:rsid="003aef6d"/>
    </style:style>
    <style:style style:name="T15" style:family="text">
      <style:text-properties officeooo:rsid="003bf225"/>
    </style:style>
    <style:style style:name="T16" style:family="text">
      <style:text-properties officeooo:rsid="003c2791"/>
    </style:style>
    <style:style style:name="T17" style:family="text">
      <style:text-properties officeooo:rsid="003d8d54"/>
    </style:style>
    <style:style style:name="T18" style:family="text">
      <style:text-properties officeooo:rsid="003f5ce8"/>
    </style:style>
    <style:style style:name="T19" style:family="text">
      <style:text-properties officeooo:rsid="00400009"/>
    </style:style>
    <style:style style:name="T20" style:family="text">
      <style:text-properties officeooo:rsid="0040867e"/>
    </style:style>
    <style:style style:name="T21" style:family="text">
      <style:text-properties officeooo:rsid="00417660"/>
    </style:style>
    <style:style style:name="T22" style:family="text">
      <style:text-properties officeooo:rsid="0041fc4f"/>
    </style:style>
    <style:style style:name="T23" style:family="text">
      <style:text-properties officeooo:rsid="004645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--BASIC OVERVIEW--</text:p>
      <text:p text:style-name="P9"/>
      <text:p text:style-name="P14">make divNodeConstructor</text:p>
      <text:p text:style-name="P14"/>
      <text:p text:style-name="P15">make newParentSplit a child of DivNodeConstructor</text:p>
      <text:p text:style-name="P1"/>
      <text:p text:style-name="P1"><text:span text:style-name="T23">//</text:span>1. user moves mouse onto ParentDiv</text:p>
      <text:p text:style-name="P8"><text:span text:style-name="T23">//</text:span>function newParentSplit (){</text:p>
      <text:p text:style-name="P11"><text:span text:style-name="T23">//</text:span><text:span text:style-name="T17"><text:tab/></text:span><text:span text:style-name="T7">GET</text:span> parent orientation<text:span text:style-name="T21">()</text:span></text:p>
      <text:p text:style-name="P11"><text:span text:style-name="T23">//</text:span><text:span text:style-name="T17"><text:tab/></text:span><text:span text:style-name="T7">SET</text:span> parent flex direction</text:p>
      <text:p text:style-name="P16">//</text:p>
      <text:p text:style-name="P10"><text:span text:style-name="T23">//</text:span><text:span text:style-name="T17"><text:tab/></text:span><text:span text:style-name="T8">CREATE</text:span> div1<text:span text:style-name="T9"> node</text:span></text:p>
      <text:p text:style-name="P10"><text:span text:style-name="T23">//</text:span><text:span text:style-name="T17"><text:tab/></text:span><text:span text:style-name="T8">CREATE</text:span> div2<text:span text:style-name="T9"> node</text:span></text:p>
      <text:p text:style-name="P12"><text:span text:style-name="T23">//</text:span><text:span text:style-name="T17"><text:tab/></text:span>APPEND div1 to parent</text:p>
      <text:p text:style-name="P12"><text:span text:style-name="T23">//</text:span><text:span text:style-name="T17"><text:tab/></text:span>APPEND div2 to parent</text:p>
      <text:p text:style-name="P16">//</text:p>
      <text:p text:style-name="P1"><text:span text:style-name="T23">//</text:span>2. parentDiv splits in two</text:p>
      <text:p text:style-name="P4"><text:span text:style-name="T23">//</text:span><text:span text:style-name="T17"><text:tab/></text:span><text:span text:style-name="T10">GET</text:span> the current location of the mouse</text:p>
      <text:p text:style-name="P16">//</text:p>
      <text:p text:style-name="P16">//</text:p>
      <text:p text:style-name="P5"><text:span text:style-name="T23">//</text:span><text:span text:style-name="T17"><text:tab/></text:span><text:span text:style-name="T11">GET</text:span> <text:span text:style-name="T11">current hover div</text:span></text:p>
      <text:p text:style-name="P17"><text:tab/><text:tab/>set that div as global "hoveredDiv"</text:p>
      <text:p text:style-name="P17"><text:tab/></text:p>
      <text:p text:style-name="P16">//</text:p>
      <text:p text:style-name="P6"><text:span text:style-name="T23">//</text:span><text:span text:style-name="T17"><text:tab/></text:span><text:span text:style-name="T12">SET</text:span> a mouse-enter eventlistener on the other child</text:p>
      <text:p text:style-name="P8"><text:span text:style-name="T23">//</text:span><text:span text:style-name="T17"><text:tab/></text:span><text:tab/><text:span text:style-name="T14">INIT </text:span>newParentSplit(<text:span text:style-name="T16">child</text:span>)</text:p>
      <text:p text:style-name="P8"><text:span text:style-name="T23">//</text:span><text:tab/><text:tab/><text:tab/></text:p>
      <text:p text:style-name="P16">//</text:p>
      <text:p text:style-name="P2"><text:span text:style-name="T23">//</text:span><text:span text:style-name="T1">3. </text:span>mouse moves out of current Div </text:p>
      <text:p text:style-name="P3"><text:span text:style-name="T23">//</text:span><text:tab/><text:span text:style-name="T17"><text:tab/></text:span><text:span text:style-name="T13">SET</text:span><text:span text:style-name="T5"> a mouseenter eventlistener on the div that was just</text:span><text:span text:style-name="T18"> </text:span><text:span text:style-name="T5">left</text:span></text:p>
      <text:p text:style-name="P13"><text:span text:style-name="T23">//</text:span><text:tab/><text:tab/><text:span text:style-name="T17"><text:tab/></text:span><text:span text:style-name="T14">INIT </text:span>newParentSplit(<text:span text:style-name="T15">child</text:span>)</text:p>
      <text:p text:style-name="P16">//</text:p>
      <text:p text:style-name="P7"><text:span text:style-name="T23">//</text:span>1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08T17:05:46.764077944</dc:date>
    <meta:editing-duration>PT3H11M34S</meta:editing-duration>
    <meta:editing-cycles>60</meta:editing-cycles>
    <meta:document-statistic meta:table-count="0" meta:image-count="0" meta:object-count="0" meta:page-count="1" meta:paragraph-count="30" meta:word-count="114" meta:character-count="663" meta:non-whitespace-character-count="568"/>
  </office:meta>
</office:document-meta>
</file>